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Heading_20_2">
      <style:text-properties style:text-underline-style="solid" style:text-underline-width="auto" style:text-underline-color="font-color"/>
    </style:style>
    <style:style style:name="P10" style:family="paragraph" style:parent-style-name="Quotations">
      <style:paragraph-properties fo:margin-top="0in" fo:margin-bottom="0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font-style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ஆவணத்தில் பிரித்தெடுக்கப்பட்ட வார்த்தைகள் - </text:span></text:h>
      <text:h text:style-name="Heading_20_1" text:outline-level="1"><text:span text:style-name="Strong_20_Emphasis">Extracting words in document</text:span></text:h>
      <text:p text:style-name="Text_20_body"><text:span text:style-name="Strong_20_Emphasis">(Author : M Annamalai)</text:span></text:p>
      <text:p text:style-name="Text_20_body"><text:span text:style-name="Strong_20_Emphasis">Ref: </text:span><text:a xlink:type="simple" xlink:href="http://ezhillang.wordpress.com/2014/01/26/open-tamil-text-processing-உரை-பகுப்பாய்வு/"><text:span text:style-name="Strong_20_Emphasis">http://ezhillang.wordpress.com/2014/01/26/open-tamil-text-processing-%e0%ae%89%e0%ae%b0%e0%af%88-%e0%ae%aa%e0%ae%95%e0%af%81%e0%ae%aa%e0%af%8d%e0%ae%aa%e0%ae%be%e0%ae%af%e0%af%8d%e0%ae%b5%e0%af%81/</text:span></text:a></text:p>
      <text:p text:style-name="Text_20_body"><text:span text:style-name="Strong_20_Emphasis"/></text:p>
      <text:p text:style-name="Text_20_body">In this short blog post, I want to show you how you can find the word frequency of a webpage using</text:p>
      <text:list xml:id="list1999340294" text:style-name="L1">
        <text:list-item>
          <text:p text:style-name="P6"><text:a xlink:type="simple" xlink:href="https://github.com/arcturusannamalai/open-tamil" office:target-frame-name="_blank" xlink:show="new">Open-Tamil</text:a>, </text:p>
        </text:list-item>
        <text:list-item>
          <text:p text:style-name="P1"><text:a xlink:type="simple" xlink:href="http://www.crummy.com/software/BeautifulSoup/" office:target-frame-name="_blank" xlink:show="new">BeautifulSoup</text:a> </text:p>
        </text:list-item>
      </text:list>
      <text:p text:style-name="Text_20_body">in the Python framework.</text:p>
      <text:h text:style-name="Heading_20_2" text:outline-level="2"><text:span text:style-name="Strong_20_Emphasis"><text:span text:style-name="T1">Install Open-Tamil package</text:span></text:span></text:h>
      <text:p text:style-name="Text_20_body">Open-Tamil provides tools to,</text:p>
      <text:list xml:id="list1488424826" text:style-name="L2">
        <text:list-item>
          <text:p text:style-name="P7">parse and analyze text in UTF-8 format, in the package ‘<text:span text:style-name="Strong_20_Emphasis"><text:span text:style-name="T2">tamil.utf8</text:span></text:span>‘, </text:p>
        </text:list-item>
        <text:list-item>
          <text:p text:style-name="P7">it has packages for elementary ‘<text:span text:style-name="Strong_20_Emphasis"><text:span text:style-name="T2">ngram</text:span></text:span>‘ modeling in Tamil, </text:p>
        </text:list-item>
        <text:list-item>
          <text:p text:style-name="P7">format converters for TSCII -&gt; Unicode in ‘<text:span text:style-name="Strong_20_Emphasis"><text:span text:style-name="T2">tamil.tscii</text:span></text:span>‘ package, </text:p>
        </text:list-item>
        <text:list-item>
          <text:p text:style-name="P2">transliteration utilities under ‘<text:span text:style-name="Strong_20_Emphasis"><text:span text:style-name="T2">transliterate</text:span></text:span>‘ package </text:p>
        </text:list-item>
      </text:list>
      <text:p text:style-name="Text_20_body">but before you can get started you have to install the library.</text:p>
      <text:p text:style-name="Text_20_body">You can try, the easy/recommended method,</text:p>
      <text:list xml:id="list2180410807" text:style-name="L3">
        <text:list-item>
          <text:p text:style-name="P3">$ pip install open-tamil </text:p>
        </text:list-item>
      </text:list>
      <text:p text:style-name="Text_20_body">or get latest from the <text:a xlink:type="simple" xlink:href="https://github.com/arcturusannamalai/open-tamil">github repository </text:a>by,</text:p>
      <text:list xml:id="list1034154359" text:style-name="L4">
        <text:list-item>
          <text:p text:style-name="P8">$ git clone https://github.com/arcturusannamalai/open-tamil.git </text:p>
        </text:list-item>
        <text:list-item>
          <text:p text:style-name="P4">$ cd open-tamil/ &amp;&amp; sudo python setup.py install </text:p>
        </text:list-item>
      </text:list>
      <text:h text:style-name="Heading_20_2" text:outline-level="2"><text:span text:style-name="Strong_20_Emphasis"><text:span text:style-name="T1">Getting contents of web page</text:span></text:span></text:h>
      <text:p text:style-name="Text_20_body">First piece makes use of the BeautifulSoup library - bs4, to parse the contents of a URL (webpage), downloaded using standard python library <text:span text:style-name="T1">urllib2</text:span>.</text:p>
      <text:section text:style-name="Sect1" text:name="LC42">
        <text:p text:style-name="Quotations">     url = “http://tamil.thehindu.com&amp;#8221;</text:p>
      </text:section>
      <text:p text:style-name="P10">     tapage = bs4.BeautifulSoup(urlopen(url))</text:p>
      <text:section text:style-name="Sect1" text:name="LC43">
        <text:p text:style-name="P10">     tatext = tapage.body.text; #e.g. u”உடனே உடனே …”</text:p>
      </text:section>
      <text:p text:style-name="Text_20_body"><text:soft-page-break/>now the contents of the webpage <text:span text:style-name="Emphasis">&lt;BODY&gt;</text:span> tag are stored in the variable <text:span text:style-name="Emphasis">tatext</text:span>.</text:p>
      <text:h text:style-name="Heading_20_2" text:outline-level="2"><text:span text:style-name="Strong_20_Emphasis"><text:span text:style-name="T1">Parsing Tamil text</text:span></text:span></text:h>
      <text:p text:style-name="Text_20_body">This is where open-tamil library really shines; you can pull out the letters from a tamil string encoded in UTF-8 with a multi-byte encoding, in right order – i.e. you can write programs at the Tamil-letters level instead of worrying about the byte ordering, and uyirmei grouping etc.</text:p>
      <text:p text:style-name="Text_20_body">Get the tamil letters from the text using the ‘<text:span text:style-name="Strong_20_Emphasis">get_letters</text:span>‘ API,</text:p>
      <text:p text:style-name="Quotations"> taletters = tamil.utf8.get_letters(tatext); #[u"உ",u"ட",u"னே",u"உ",u"ட",u"னே", ...]</text:p>
      <text:p text:style-name="Text_20_body">which returns a list of characters; there is a version which works as a iterator, for large text corpora.</text:p>
      <text:p text:style-name="Text_20_body">Now you can use the ‘<text:span text:style-name="Strong_20_Emphasis">get_tamil_words’ </text:span>or ‘<text:span text:style-name="Strong_20_Emphasis">get_words</text:span>‘ API call from library to get Tamil only words, or get all words from the letters array taletters,</text:p>
      <text:p text:style-name="Quotations">tamil.utf8.get_tamil_words(taletters) # [u"உடனே",u"உடனே", ...]</text:p>
      <text:p text:style-name="Text_20_body">which returns a list of words formed by appropriate grouping of the letters.</text:p>
      <text:h text:style-name="Heading_20_2" text:outline-level="2"><text:span text:style-name="Strong_20_Emphasis"><text:span text:style-name="T1">Word Frequency Analysis</text:span></text:span></text:h>
      <text:p text:style-name="Text_20_body">We can use the python built-in dictionary data type ‘<text:span text:style-name="Strong_20_Emphasis">dict</text:span>‘ to build the word-frequency by using count (frequency) as <text:span text:style-name="Emphasis">value</text:span> for the Tamil word. Code goes like,</text:p>
      <text:section text:style-name="Sect1" text:name="LC25">
        <text:p text:style-name="Quotations"> # tamil words only</text:p>
      </text:section>
      <text:section text:style-name="Sect1" text:name="LC26">
        <text:p text:style-name="Quotations">     frequency = {}</text:p>
      </text:section>
      <text:section text:style-name="Sect1" text:name="LC27">
        <text:p text:style-name="Quotations">     for pos,word in enumerate(tamil.utf8.get_tamil_words(taletters)):</text:p>
      </text:section>
      <text:section text:style-name="Sect1" text:name="LC28">
        <text:p text:style-name="Quotations">          print pos, word</text:p>
      </text:section>
      <text:section text:style-name="Sect1" text:name="LC29">
        <text:p text:style-name="Quotations">          frequency[word] = 1 + frequency.get(word,0)</text:p>
      </text:section>
      <text:p text:style-name="Text_20_body">Finally an advanced maneuver sorts the dictionary by frequency and prints the list of words from least-frequent to most-frequent,</text:p>
      <text:section text:style-name="Sect1" text:name="LC34">
        <text:p text:style-name="Quotations"> # sort words by descending order of occurence</text:p>
      </text:section>
      <text:section text:style-name="Sect1" text:name="LC35">
        <text:p text:style-name="Quotations"> for l in sorted(frequency.iteritems(), key=operator.itemgetter(1)):</text:p>
      </text:section>
      <text:section text:style-name="Sect1" text:name="LC36">
        <text:p text:style-name="Quotations">          print l[0],’:',l[1]</text:p>
      </text:section>
      <text:h text:style-name="P9" text:outline-level="2">Results</text:h>
      <text:p text:style-name="Text_20_body">Running this code on a Tamil webpage (<text:a xlink:type="simple" xlink:href="http://tamil.thehindu.com/opinion/columns/உடனே-உடனே-எழுதினால்-செய்திப்-பத்திரிகை-போல-ஆகிவிடும்-அசோகமித்திரன்-நேர்காணல்/article5615711.ece" office:target-frame-name="_blank" xlink:show="new">Ashokamitran Interview @ The Hindu/Tamil</text:a>)  yields, the word-frequency list, (showing only the most frequent top 10 words)</text:p>
      <text:p text:style-name="P5"><text:soft-page-break/>தொடர்ந்து : 5<text:line-break/>என்று : 5<text:line-break/>கருத்து : 6<text:line-break/>கவிதை : 6<text:line-break/>இல்லை : 7<text:line-break/>இருக்கும் : 7<text:line-break/>கதை : 7<text:line-break/>உடனே : 12<text:line-break/>ஆனால் : 12<text:line-break/>ஒரு : 16</text:p>
      <text:h text:style-name="Heading_20_2" text:outline-level="2"><text:span text:style-name="Strong_20_Emphasis"><text:span text:style-name="T1">Putting it Together</text:span></text:span></text:h>
      <text:section text:style-name="Sect1" text:name="LC15">
        <text:p text:style-name="Quotations">import re, operator, bs4 #beautiful soup web-scrapper</text:p>
      </text:section>
      <text:section text:style-name="Sect1" text:name="LC16">
        <text:p text:style-name="Quotations">import tamil #open-tamil library</text:p>
      </text:section>
      <text:section text:style-name="Sect1" text:name="LC17">
        <text:p text:style-name="Quotations"/>
      </text:section>
      <text:section text:style-name="Sect1" text:name="LC18">
        <text:p text:style-name="Quotations">def print_tamil_words( tatext ):</text:p>
      </text:section>
      <text:section text:style-name="Sect1" text:name="LC19">
        <text:p text:style-name="Quotations">     taletters = tamil.utf8.get_letters(tatext)</text:p>
      </text:section>
      <text:section text:style-name="Sect1" text:name="LC20">
        <text:p text:style-name="Quotations"/>
      </text:section>
      <text:section text:style-name="Sect1" text:name="Section1">
        <text:p text:style-name="Quotations"><text:bookmark text:name="LC25"/>     # tamil words only</text:p>
      </text:section>
      <text:section text:style-name="Sect1" text:name="Section2">
        <text:p text:style-name="Quotations"><text:bookmark text:name="LC26"/>     frequency = {}</text:p>
      </text:section>
      <text:section text:style-name="Sect1" text:name="Section3">
        <text:p text:style-name="Quotations"><text:bookmark text:name="LC27"/>     for pos,word in enumerate(tamil.utf8.get_tamil_words(taletters)):</text:p>
      </text:section>
      <text:section text:style-name="Sect1" text:name="Section4">
        <text:p text:style-name="Quotations"><text:bookmark text:name="LC28"/>          print pos, word</text:p>
      </text:section>
      <text:section text:style-name="Sect1" text:name="Section5">
        <text:p text:style-name="Quotations"><text:bookmark text:name="LC29"/>          frequency[word] = 1 + frequency.get(word,0)</text:p>
      </text:section>
      <text:section text:style-name="Sect1" text:name="LC30">
        <text:p text:style-name="Quotations"/>
      </text:section>
      <text:section text:style-name="Sect1" text:name="Section6">
        <text:p text:style-name="Quotations"><text:bookmark text:name="LC34"/>     # sort words by descending order of occurence</text:p>
      </text:section>
      <text:section text:style-name="Sect1" text:name="Section7">
        <text:p text:style-name="Quotations"><text:bookmark text:name="LC35"/>     for l in sorted(frequency.iteritems(),           key=operator.itemgetter(1)):</text:p>
      </text:section>
      <text:section text:style-name="Sect1" text:name="Section8">
        <text:p text:style-name="Quotations"><text:bookmark text:name="LC36"/>          print l[0],’:',l[1]</text:p>
      </text:section>
      <text:section text:style-name="Sect1" text:name="LC37">
        <text:p text:style-name="Quotations"><text:soft-page-break/></text:p>
      </text:section>
      <text:section text:style-name="Sect1" text:name="LC38">
        <text:p text:style-name="Quotations"/>
      </text:section>
      <text:section text:style-name="Sect1" text:name="LC39">
        <text:p text:style-name="Quotations">def demo_tamil_text_filter( ):</text:p>
      </text:section>
      <text:section text:style-name="Sect1" text:name="LC40">
        <text:p text:style-name="Quotations">     url2 = u”http://ta.wikipedia.org&amp;#8221;</text:p>
      </text:section>
      <text:section text:style-name="Sect1" text:name="Section9">
        <text:p text:style-name="Quotations"><text:bookmark text:name="LC42"/>     tapage = bs4.BeautifulSoup(urlopen(url))</text:p>
      </text:section>
      <text:section text:style-name="Sect1" text:name="Section10">
        <text:p text:style-name="Quotations"><text:bookmark text:name="LC43"/>     tatext = tapage.body.text;</text:p>
      </text:section>
      <text:section text:style-name="Sect1" text:name="LC44">
        <text:p text:style-name="Quotations">     print_tamil_words( tatext )</text:p>
      </text:section>
      <text:section text:style-name="Sect1" text:name="LC45">
        <text:p text:style-name="Quotations"/>
      </text:section>
      <text:section text:style-name="Sect1" text:name="LC46">
        <text:p text:style-name="Quotations">if __name__ == u”__main__”:</text:p>
      </text:section>
      <text:section text:style-name="Sect1" text:name="LC47">
        <text:p text:style-name="Quotations">     demo_tamil_text_filter()</text:p>
      </text:section>
      <text:p text:style-name="Text_20_body">Download the code from <text:a xlink:type="simple" xlink:href="https://github.com/arcturusannamalai/open-tamil/blob/master/examples/tafilter.py" office:target-frame-name="_blank" xlink:show="new">tafilter.py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thu Annamalai</meta:initial-creator>
    <meta:creation-date>2014-01-26T14:41:58</meta:creation-date>
    <dc:date>2014-01-26T14:43:12</dc:date>
    <dc:creator>Muthu Annamalai</dc:creator>
    <meta:editing-duration>PT3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4" meta:paragraph-count="69" meta:word-count="536" meta:character-count="3950" meta:non-whitespace-character-count="3327"/>
  </office:meta>
</office:document-meta>
</file>